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70d5" officeooo:paragraph-rsid="000b70d5" style:font-weight-asian="bold" style:font-weight-complex="bold"/>
    </style:style>
    <style:style style:name="P2" style:family="paragraph" style:parent-style-name="Standard">
      <style:text-properties style:font-name="Liberation Sans Narrow" fo:font-size="11pt" fo:font-weight="bold" officeooo:rsid="001bf85f" officeooo:paragraph-rsid="000b70d5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ans Narrow" fo:font-size="11pt" fo:font-weight="bold" officeooo:rsid="00123b69" officeooo:paragraph-rsid="001c191b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ans Narrow" fo:font-size="11pt" officeooo:rsid="000b70d5" officeooo:paragraph-rsid="001bf85f" style:font-size-asian="11pt" style:font-size-complex="11pt"/>
    </style:style>
    <style:style style:name="P5" style:family="paragraph" style:parent-style-name="Standard">
      <style:text-properties style:font-name="Liberation Sans Narrow" fo:font-size="11pt" officeooo:rsid="000b70d5" officeooo:paragraph-rsid="000b70d5" style:font-size-asian="11pt" style:font-size-complex="11pt"/>
    </style:style>
    <style:style style:name="P6" style:family="paragraph" style:parent-style-name="Standard">
      <style:text-properties style:font-name="Liberation Sans Narrow" fo:font-size="11pt" officeooo:rsid="000b70d5" officeooo:paragraph-rsid="001c191b" style:font-size-asian="11pt" style:font-size-complex="11pt"/>
    </style:style>
    <style:style style:name="P7" style:family="paragraph" style:parent-style-name="Standard">
      <style:text-properties style:font-name="Liberation Sans Narrow" fo:font-size="11pt" officeooo:rsid="001f6b64" officeooo:paragraph-rsid="001c191b" style:font-size-asian="11pt" style:font-size-complex="11pt"/>
    </style:style>
    <style:style style:name="P8" style:family="paragraph" style:parent-style-name="Standard">
      <style:text-properties style:font-name="Liberation Sans Narrow" fo:font-size="11pt" officeooo:rsid="00136349" officeooo:paragraph-rsid="001c191b" style:font-size-asian="11pt" style:font-size-complex="11pt"/>
    </style:style>
    <style:style style:name="P9" style:family="paragraph" style:parent-style-name="Standard">
      <style:text-properties style:font-name="Liberation Sans Narrow" fo:font-size="11pt" officeooo:rsid="00123b69" officeooo:paragraph-rsid="001c191b" style:font-size-asian="11pt" style:font-size-complex="11pt"/>
    </style:style>
    <style:style style:name="P10" style:family="paragraph" style:parent-style-name="Standard">
      <style:text-properties style:font-name="Liberation Sans Narrow" fo:font-size="11pt" officeooo:rsid="00156b6a" officeooo:paragraph-rsid="001c191b" style:font-size-asian="11pt" style:font-size-complex="11pt"/>
    </style:style>
    <style:style style:name="P11" style:family="paragraph" style:parent-style-name="Standard">
      <style:text-properties style:font-name="Liberation Sans Narrow" fo:font-size="11pt" officeooo:rsid="00175599" officeooo:paragraph-rsid="001f5927" style:font-size-asian="11pt" style:font-size-complex="11pt"/>
    </style:style>
    <style:style style:name="P12" style:family="paragraph" style:parent-style-name="Standard">
      <style:text-properties style:font-name="Liberation Sans Narrow" fo:font-size="11pt" officeooo:rsid="00189076" officeooo:paragraph-rsid="001c191b" style:font-size-asian="11pt" style:font-size-complex="11pt"/>
    </style:style>
    <style:style style:name="P13" style:family="paragraph" style:parent-style-name="Standard">
      <style:text-properties style:font-name="Liberation Sans Narrow" fo:font-size="11pt" officeooo:rsid="00189076" officeooo:paragraph-rsid="001f5927" style:font-size-asian="11pt" style:font-size-complex="11pt"/>
    </style:style>
    <style:style style:name="P14" style:family="paragraph" style:parent-style-name="Standard">
      <style:text-properties style:font-name="Liberation Sans Narrow" fo:font-size="11pt" officeooo:rsid="0018d1f4" officeooo:paragraph-rsid="001f5927" style:font-size-asian="11pt" style:font-size-complex="11pt"/>
    </style:style>
    <style:style style:name="P15" style:family="paragraph" style:parent-style-name="Standard">
      <style:text-properties style:font-name="Liberation Sans Narrow" fo:font-size="11pt" officeooo:paragraph-rsid="001f5927" style:font-size-asian="11pt" style:font-size-complex="11pt"/>
    </style:style>
    <style:style style:name="P16" style:family="paragraph" style:parent-style-name="Standard">
      <style:text-properties style:font-name="Liberation Sans Narrow" fo:font-size="11pt" fo:font-weight="normal" officeooo:rsid="000b70d5" officeooo:paragraph-rsid="001c191b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Sans Narrow" fo:font-size="11pt" fo:font-weight="normal" officeooo:rsid="0018d1f4" officeooo:paragraph-rsid="001c191b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ans Narrow" fo:font-size="11pt" fo:font-weight="normal" officeooo:rsid="001f5927" officeooo:paragraph-rsid="001f5927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Sans Narrow" fo:font-size="16pt" fo:font-weight="bold" officeooo:rsid="001c191b" officeooo:paragraph-rsid="001c191b" style:font-size-asian="16pt" style:font-weight-asian="bold" style:font-size-complex="16pt" style:font-weight-complex="bold"/>
    </style:style>
    <style:style style:name="P20" style:family="paragraph" style:parent-style-name="Standard">
      <style:text-properties fo:font-variant="normal" fo:text-transform="none" fo:color="#333333" style:font-name="Liberation Sans Narrow" fo:font-size="11pt" fo:letter-spacing="normal" fo:font-style="normal" fo:font-weight="normal" officeooo:rsid="00175599" officeooo:paragraph-rsid="001c191b" style:font-size-asian="11pt" style:font-size-complex="11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f6b64" officeooo:paragraph-rsid="001c191b" style:text-blinking="false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807cm"/>
        </style:tab-stops>
      </style:paragraph-properties>
      <style:text-properties fo:color="#000000" fo:font-weight="bold" officeooo:rsid="001de862" officeooo:paragraph-rsid="001de862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fo:font-weight="normal" officeooo:rsid="000b70d5" officeooo:paragraph-rsid="001e426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style:text-underline-style="none" fo:font-weight="normal" officeooo:rsid="001f6b64" officeooo:paragraph-rsid="001c191b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c191b" officeooo:paragraph-rsid="001c191b" style:text-blinking="false" fo:background-color="transparent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f6b64" officeooo:paragraph-rsid="001c191b" style:text-blinking="false" fo:background-color="transparent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officeooo:rsid="000b70d5" officeooo:paragraph-rsid="000c5aef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officeooo:rsid="000b70d5" officeooo:paragraph-rsid="001bf85f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officeooo:paragraph-rsid="001c191b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style:text-underline-style="none" fo:font-weight="bold" officeooo:rsid="001e4267" officeooo:paragraph-rsid="001f592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style:text-underline-style="none" fo:font-weight="normal" officeooo:rsid="001c191b" officeooo:paragraph-rsid="001c191b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style:text-underline-style="none" fo:font-weight="normal" officeooo:rsid="001e1cd8" officeooo:paragraph-rsid="001e1cd8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 Narrow" fo:font-size="11pt" style:text-underline-style="none" fo:font-weight="normal" officeooo:rsid="001e4267" officeooo:paragraph-rsid="001e4267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paragraph-rsid="001c191b" style:text-blinking="false" fo:background-color="transparent" style:font-size-asian="11pt" style:font-size-complex="11pt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c191b" officeooo:paragraph-rsid="001c191b" style:text-blinking="false" fo:background-color="transparent" style:font-size-asian="11pt" style:font-size-complex="11pt"/>
    </style:style>
    <style:style style:name="P36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c191b" officeooo:paragraph-rsid="001bf85f" style:text-blinking="false" fo:background-color="transparent" style:font-size-asian="11pt" style:font-size-complex="11pt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c191b" officeooo:paragraph-rsid="001c191b" style:text-blinking="false" fo:background-color="transparent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f6b64" officeooo:paragraph-rsid="001c191b" style:text-blinking="false" fo:background-color="transparent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e4267" officeooo:paragraph-rsid="001e4267" style:text-blinking="false" fo:background-color="transparent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c191b" officeooo:paragraph-rsid="001e4267" style:text-blinking="false" fo:background-color="transparent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e4267" officeooo:paragraph-rsid="001e4267" style:text-blinking="false" fo:background-color="transparent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bold" officeooo:rsid="001c191b" officeooo:paragraph-rsid="001c191b" style:text-blinking="false" fo:background-color="transparent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bold" officeooo:rsid="001c191b" officeooo:paragraph-rsid="001e4267" style:text-blinking="false" fo:background-color="transparent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6pt" fo:font-style="normal" style:text-underline-style="none" fo:font-weight="bold" officeooo:rsid="001c191b" officeooo:paragraph-rsid="001c191b" style:text-blinking="false" fo:background-color="transparent" style:font-size-asian="16pt" style:font-weight-asian="bold" style:font-size-complex="16pt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font-name="Liberation Sans Narrow" fo:font-size="11pt" fo:font-style="normal" fo:font-weight="normal" officeooo:paragraph-rsid="001c191b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1e4267" officeooo:paragraph-rsid="001e4267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 Narrow" fo:font-size="11pt" fo:font-style="normal" style:text-underline-style="none" fo:font-weight="normal" officeooo:rsid="0023c5e1" officeooo:paragraph-rsid="0023c5e1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1f6b64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049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0d5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0ad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f85f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191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6b64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3b69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5e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1f6b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ff93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officeooo:rsid="001b027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officeooo:rsid="001de86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officeooo:rsid="001e426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officeooo:rsid="001f592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fo:font-weight="normal" officeooo:rsid="001c191b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fo:font-weight="normal" officeooo:rsid="001f5927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333333" fo:letter-spacing="normal" fo:font-style="normal" fo:font-weight="normal"/>
    </style:style>
    <style:style style:name="T25" style:family="text">
      <style:text-properties fo:font-variant="normal" fo:text-transform="none" fo:color="#333333" fo:letter-spacing="normal" fo:font-style="normal" fo:font-weight="normal" officeooo:rsid="0017e922"/>
    </style:style>
    <style:style style:name="T26" style:family="text">
      <style:text-properties fo:font-variant="normal" fo:text-transform="none" fo:color="#333333" fo:letter-spacing="normal" fo:font-style="normal" fo:font-weight="normal" officeooo:rsid="00175599"/>
    </style:style>
    <style:style style:name="T27" style:family="text">
      <style:text-properties officeooo:rsid="000e049d"/>
    </style:style>
    <style:style style:name="T28" style:family="text">
      <style:text-properties officeooo:rsid="00152c2f"/>
    </style:style>
    <style:style style:name="T29" style:family="text">
      <style:text-properties officeooo:rsid="00156b6a"/>
    </style:style>
    <style:style style:name="T30" style:family="text">
      <style:text-properties officeooo:rsid="0016bdc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90f89" style:font-weight-asian="normal" style:font-weight-complex="normal"/>
    </style:style>
    <style:style style:name="T33" style:family="text">
      <style:text-properties fo:font-weight="normal" officeooo:rsid="0023c5e1" style:font-weight-asian="normal" style:font-weight-complex="normal"/>
    </style:style>
    <style:style style:name="T34" style:family="text">
      <style:text-properties officeooo:rsid="001bf85f"/>
    </style:style>
    <style:style style:name="T35" style:family="text">
      <style:text-properties style:text-line-through-style="none" style:text-line-through-type="none" style:text-underline-style="none" officeooo:rsid="001c191b" style:text-blinking="false" fo:background-color="transparent" loext:char-shading-value="0" style:font-size-asian="11pt" style:font-size-complex="11pt"/>
    </style:style>
    <style:style style:name="T36" style:family="text">
      <style:text-properties style:font-name="Liberation Sans Narrow" fo:font-size="10pt" fo:letter-spacing="normal" style:font-size-asian="10pt" style:font-weight-asian="normal" style:font-size-complex="10pt" style:font-weight-complex="normal"/>
    </style:style>
    <style:style style:name="T37" style:family="text">
      <style:text-properties style:font-name="Liberation Sans Narrow" fo:font-size="10pt" fo:letter-spacing="normal" officeooo:rsid="001de862" style:font-size-asian="10pt" style:font-weight-asian="normal" style:font-size-complex="10pt" style:font-weight-complex="normal"/>
    </style:style>
    <style:style style:name="T38" style:family="text">
      <style:text-properties officeooo:rsid="001de862"/>
    </style:style>
    <style:style style:name="T39" style:family="text">
      <style:text-properties officeooo:rsid="0023c5e1"/>
    </style:style>
    <style:style style:name="T40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 PARA O SITE</text:p>
      <text:p text:style-name="P1"/>
      <text:p text:style-name="P22">www.transcistada.com.br</text:p>
      <text:p text:style-name="P1"/>
      <text:p text:style-name="P2"/>
      <text:p text:style-name="P19">QUADRO 1</text:p>
      <text:p text:style-name="P4">- <text:span text:style-name="T34">Foto 1</text:span></text:p>
      <text:p text:style-name="P4">- <text:span text:style-name="T34">Texto: Transcistada – Quantas identidades cabem em mim?</text:span></text:p>
      <text:p text:style-name="P28"><text:span text:style-name="T7">Uma p</text:span><text:span text:style-name="T3">erformance multimídia que abarca a diversidade ao falar da intersecção entre diversas formas opressão </text:span><text:span text:style-name="T8">sobre os corpos</text:span><text:span text:style-name="T3">, que incluem gênero, </text:span><text:span text:style-name="T8">etnia</text:span><text:span text:style-name="T3">, forma, classe social </text:span><text:span text:style-name="T11">dando espaço a</text:span><text:span text:style-name="T8"> potências </text:span><text:span text:style-name="T11">de (re)existência.</text:span></text:p>
      <text:p text:style-name="P36">“Get Started” <text:s/>- ‘O Projeto’</text:p>
      <text:p text:style-name="P36"/>
      <text:p text:style-name="P36"/>
      <text:p text:style-name="P42">Página que abre:</text:p>
      <text:p text:style-name="P34">Quantas identidades cabem em mim? </text:p>
      <text:p text:style-name="P29"><text:span text:style-name="T3"><text:tab/>Essa é a provocação e o impulso inicial para a criação da performance multimídia Transcistada, que abarca a diversidade ao falar da intersecção entre diversas formas opressão, que incluem gênero, raça, forma e classe social. O coletivo une experiências individuais para levar para a cena discussões acerca dos corpos periféricos, corpos </text:span><text:span text:style-name="T23">queers</text:span><text:span text:style-name="T2"> </text:span><text:span text:style-name="T3">e aqueles que rompem as fronteiras de gênero e de padrões sociais, residentes geralmente em contextos de alto grau de violência e que trazem nas diferenças uma forma potente de (r</text:span><text:span text:style-name="T11">e</text:span><text:span text:style-name="T3">)existência. </text:span></text:p>
      <text:p text:style-name="P29"><text:span text:style-name="T5">Durante a performance o público é convidado a </text:span><text:span text:style-name="T11">entrar</text:span><text:span text:style-name="T5"> no universo de Transcistada. A música inspirada nas práticas de meditação oriental conduz o espectador por diferentes ambientes habitados por corpos que narram através da dança, </text:span><text:span text:style-name="T11">das provocações cênicas e</text:span><text:span text:style-name="T5"> das projeções de vídeo, um pouco de sua histórias. O objetivo é trazer a urgência d</text:span><text:span text:style-name="T11">e</text:span><text:span text:style-name="T5"> discussões sobre empatia, sobre humanização do olhar e a inclusão para manter-se viva quando se é o alvo de investidas de extermínio no contexto urbano periférico. </text:span><text:span text:style-name="T6">Ao longo da criação o coletivo pesquisou a criação de tintas e cosmética a partir de mat</text:span><text:span text:style-name="T11">é</text:span><text:span text:style-name="T6">rias-primas naturais , trazendo novas concepções de estética e </text:span><text:span text:style-name="T11">de </text:span><text:span text:style-name="T6">construç</text:span><text:span text:style-name="T11">ão</text:span><text:span text:style-name="T6"> de belezas. </text:span></text:p>
      <text:p text:style-name="P29"><text:span text:style-name="T3"><text:tab/></text:span><text:span text:style-name="T4">O projeto </text:span><text:span text:style-name="T11">de artes integradas também </text:span><text:span text:style-name="T4">conta com a exposição fotográfica (r)Existências, assinada por Bianca Ursini, que trás registros do processo criativo e da pesquisa de criação de maquiagens. O processo criativo contou com a colaboração e provocação cênica da atriz e diretora trans Renata Carvalho (O evangelho segundo Jesus – Rainha do céu). Os temas foram debatidos a partir de relatos pessoais e de estudos bibliográficos de personalidades importantes nas lutas de igualdade em direitos e deveres </text:span><text:span text:style-name="T11">civis</text:span><text:span text:style-name="T4">. </text:span></text:p>
      <text:p text:style-name="P16"/>
      <text:p text:style-name="P25"/>
      <text:p text:style-name="P44">QUADRO 2</text:p>
      <text:p text:style-name="P37">- Foto 2</text:p>
      <text:p text:style-name="P37">- Texto: Quem somos</text:p>
      <text:p text:style-name="P37"/>
      <text:p text:style-name="P42">Página que abre:</text:p>
      <text:p text:style-name="P6">“ <text:span text:style-name="T1">O que pode um corpo? Perante a constituição, um corpo enquanto cidadão tem direitos assegurados por lei como acessibilidade, segurança, lazer, saúde, educação e cultura. </text:span><text:span text:style-name="T9">Mas q</text:span><text:span text:style-name="T10">uais</text:span><text:span text:style-name="T9"> corpos realmente usufruem desses direitos?” </text:span></text:p>
      <text:p text:style-name="P21"/>
      <text:p text:style-name="P8">A maior parte dos integrantes do coletivo se conheceu durante o processo criativo do espetáculo Elogio ao Rato, apresentado na Fábrica de Cultura do Capão Redondo, em 2015. Vinícius criou a maquiagem e os figurinos da obra em colaboração com o elenco, originalmente maior. Após o projeto, os integrantes seguiram no teatro, na publicidade, e na música, em criações diferentes. Nesse período uma performer se descobriu transexual, outro drag queen, assumindo uma identidade <text:span text:style-name="T40">queer,</text:span> outra envereda pelo rap e pela performance ao lado de Linn da Quebrada, <text:s/>num período onde o grupo se descobre <text:span text:style-name="T40">queer</text:span>, questionador e abrangente. Agora Vinícius, Jup, <text:s/>Kitty, Carolina e Alef, se encontram para fundar o <text:s/>Transcistada a partir de <text:span text:style-name="T39">provocações </text:span>individuais que se tornaram coletivas.</text:p>
      <text:p text:style-name="P7"/>
      <text:p text:style-name="P3">Alef Carvalho</text:p>
      <text:p text:style-name="P18">FOTO DE ROSTO 3</text:p>
      <text:p text:style-name="P9"><text:span text:style-name="T30">P</text:span>erformer. <text:span text:style-name="T30">Começou a trabalhar com teatro em 2014, com a montagem do espetáculo Eu, Cavalo, no ano seguinte integrou o elenco do espetáculo Elogio ao Rato e Ensaio sobre a mancha, todos sob direção de Rodrigo Batista. Atualmente trabalha com criação de moda periférica no Capão Redondo, e é DJ em festas e casas noturnas de São Paulo. </text:span></text:p>
      <text:p text:style-name="P10"/>
      <text:p text:style-name="P3"><text:soft-page-break/>Carolina Santos </text:p>
      <text:p text:style-name="P18">FOTO DE ROSTO 4</text:p>
      <text:p text:style-name="P11">Performer. Estudou circo e teatro por dois anos, resultando na montagem do espetáculo Elogio ao Rato em 2015. Atualmente estuda publicidade e propaganda na Universidade Anhembi Morumbi. </text:p>
      <text:p text:style-name="P10"/>
      <text:p text:style-name="P3">Jup do Bairro</text:p>
      <text:p text:style-name="P18">FOTO DE ROSTO 5</text:p>
      <text:p text:style-name="P15"><text:span text:style-name="T28">Performer e cantora. </text:span><text:span text:style-name="T24">Militante LGBTQ+ </text:span><text:span text:style-name="T25">travesti, </text:span><text:span text:style-name="T26">A</text:span><text:span text:style-name="T24"> Princesinha do Valo Velho (como é conhecida na sua quebrada) </text:span><text:span text:style-name="T26">atua em diversas frentes artísticas, em espetáculos, performances, criações musicais e palestras. Recentemente Jup esteve em </text:span><text:span text:style-name="T24">tour </text:span><text:span text:style-name="T26">pela Europa </text:span><text:span text:style-name="T24">com </text:span><text:span text:style-name="T26">a cantora</text:span><text:span text:style-name="T24"> Linn da Quebrad</text:span><text:span text:style-name="T26">a, </text:span><text:span text:style-name="T25">com quem também divide a cena no premiado filme Bixa Travesty. </text:span></text:p>
      <text:p text:style-name="P20"/>
      <text:p text:style-name="P3">Kitty O”Reis</text:p>
      <text:p text:style-name="P18">FOTO DE ROSTO 6</text:p>
      <text:p text:style-name="P13">Performer e artista circense. Estreou no teatro com a montagem do espetáculo Elogio ao Rato, onde conheceu Carolina, Alef e Vinicius. Em seguida atuou em Ensaio sobre a mancha, <text:s/>Navalha na carne - direção de Raoni Garcia, <text:s/><text:span text:style-name="T29">Parangolé Grafite - direção Sandra Pestana, </text:span>e Mãe Ventania – <text:span text:style-name="T29">direção de Éder López</text:span>, em temporadas <text:span text:style-name="T39">em</text:span> São Paulo.</text:p>
      <text:p text:style-name="P12"/>
      <text:p text:style-name="P3">Vinicius Santana</text:p>
      <text:p text:style-name="P18">FOTO DE ROSTO 7</text:p>
      <text:p text:style-name="P14"><text:span text:style-name="T31">Diretor e Performer. Graduado em artes cênicas pela Universidade de Brasília, trabalha <text:s/>com dança e teatro há dez anos. Fez parte d</text:span><text:span text:style-name="T33">e cias de artes como o Esquadrão da Vida, e a AntiStatusQuo cia de dança. </text:span><text:span text:style-name="T31"><text:s/>Atuou na Opera Elektra, pelo Theatro Municipal de São Paulo, e faz parte do coletivo Bollywood Clown, em São Paulo. É o idealizador e diretor do projeto Transcistada </text:span><text:span text:style-name="T32">e criador da drag queen Mackaylla Maria</text:span><text:span text:style-name="T31">. </text:span></text:p>
      <text:p text:style-name="P17"/>
      <text:p text:style-name="P6">- <text:span text:style-name="T38">F</text:span>icha <text:span text:style-name="T38">T</text:span>ecnica</text:p>
      <text:p text:style-name="P34">Direção: Vinícius Santana</text:p>
      <text:p text:style-name="P34">Produção: Canzuá Cultural e Vinícius Santana</text:p>
      <text:p text:style-name="P34">Performers: Carolina Santos, Kitty O’Reis, Mackaylla Maria, Alef Carvalho e Jup do Bairro</text:p>
      <text:p text:style-name="P34">Colaboração de pesquisa: Renata Carvalho <text:span text:style-name="T27">e Raphael Jacques</text:span></text:p>
      <text:p text:style-name="P34">Maquiagem: <text:span text:style-name="T27">Transcistada </text:span></text:p>
      <text:p text:style-name="P34">Cenário e desenho de luz: Daniel Roque <text:span text:style-name="T27">e Felipe Tchaça </text:span></text:p>
      <text:p text:style-name="P34">Figurino: Rafaelly Godoy</text:p>
      <text:p text:style-name="P34">Projeções: Vinícius Santana e Cezar Renzi</text:p>
      <text:p text:style-name="P34">Design Gráfico: Cezar Renzi</text:p>
      <text:p text:style-name="P38">Fotografia: Bianca Ursini</text:p>
      <text:p text:style-name="P37"/>
      <text:p text:style-name="P44">QUADRO 3</text:p>
      <text:p text:style-name="P31"><text:span text:style-name="T15">- Foto </text:span><text:span text:style-name="T19">8</text:span></text:p>
      <text:p text:style-name="P37">- Texto: Fotos</text:p>
      <text:p text:style-name="P37"/>
      <text:p text:style-name="P43">Página que abre:</text:p>
      <text:p text:style-name="P23"><text:span text:style-name="T12">“</text:span><text:span text:style-name="T13">E todos, todas estamos convidadas a revolução, onde a liberdade seja o viés de transformação, evolução e união de nossas potencias perif</text:span><text:span text:style-name="T14">é</text:span><text:span text:style-name="T13">ricas.”</text:span></text:p>
      <text:p text:style-name="P40"/>
      <text:p text:style-name="P30"><text:span text:style-name="T21">F</text:span><text:span text:style-name="T20">OTOS <text:s/>9, 10, 11, 12, 13, 14, </text:span><text:span text:style-name="T22">15, 16</text:span></text:p>
      <text:p text:style-name="P41"/>
      <text:p text:style-name="P44">QUADRO 4</text:p>
      <text:p text:style-name="P31"><text:span text:style-name="T15">- Foto </text:span><text:span text:style-name="T19">17</text:span></text:p>
      <text:p text:style-name="P37">- Texto: Pesquisa de maquiagens</text:p>
      <text:p text:style-name="P37"/>
      <text:p text:style-name="P42">Página que abre:</text:p>
      <text:p text:style-name="P24"><text:span text:style-name="T15">“</text:span><text:span text:style-name="T16">Talvez mais difícil seja </text:span><text:span text:style-name="T15">aceitar a potência do medo, que </text:span><text:span text:style-name="T16">ele </text:span><text:span text:style-name="T15">pode ser produtivo e fértil. Que </text:span><text:span text:style-name="T16">f</text:span><text:span text:style-name="T15">icciona e </text:span><text:span text:style-name="T17">que</text:span><text:span text:style-name="T15"> fricciona.” </text:span></text:p>
      <text:p text:style-name="P26"/>
      <text:p text:style-name="P32"><text:span text:style-name="T15">Durante o processo criativo de Transcistada, o coletivo imergiu numa pesquisa sobre criação de maquiagens a partir de matérias-primas naturais. Paralelo a pesquisa </text:span><text:span text:style-name="T18">sobr</text:span><text:span text:style-name="T15">e identidades </text:span><text:span text:style-name="T18">e i</text:span><text:span text:style-name="T15">ntersecções que geram potência sobre os corpos </text:span><text:soft-page-break/><text:span text:style-name="T15">periféricos as maquiagens </text:span><text:span text:style-name="T18">trouxeram provocações sobre a relação entre o corpo e a cosmética contemporânea e sobre como isso afeta nossa forma de nos relacionar com as imagens que criamos de nós mesmos.</text:span></text:p>
      <text:p text:style-name="P39">O coletivo buscou referências que vão desde a cultura indígena de diversos povos, a cultura africana e a maquiagem massificada d<text:span text:style-name="T39">e beleza das </text:span>redes sociais. A ideia é friccionar conceitos sobre identidades de povos, era da imagem/era da vaidade, e como é possível criar nossos próprios rostos e dar vida a nossa própria maquiagem com recursos que estão fora do mercado formal de cosmética. </text:p>
      <text:p text:style-name="P47">As maquiagens foram criadas a partir de materiais como amido, corante alimentício, sal, polvilho, óleo de girassol, álcool em gel, cúrcuma, farinha de trigo, flores, açafrão, anil, carvão vegetal, cacau, essência de ervas. </text:p>
      <text:p text:style-name="P39"/>
      <text:p text:style-name="P33"><text:span text:style-name="T15">FOTOS 18, 19, 20, 21, 22, 23, </text:span><text:span text:style-name="T19">24, 25, 26</text:span></text:p>
      <text:p text:style-name="P39"/>
      <text:p text:style-name="P44">CONTATO</text:p>
      <text:p text:style-name="P42"/>
      <text:p text:style-name="P35">- <text:a xlink:type="simple" xlink:href="mailto:contato.transcistada@gmail.com" text:style-name="Internet_20_link" text:visited-style-name="Visited_20_Internet_20_Link">contato.transcistada@gmail.com</text:a></text:p>
      <text:p text:style-name="P35">- Instagram: @transcistada</text:p>
      <text:p text:style-name="P35">- Facebook: Transcistada</text:p>
      <text:p text:style-name="P35">- Telefone: 11 95990 2448. Vinicius Santana</text:p>
      <text:p text:style-name="P45"><text:span text:style-name="T35">- Logos da Prefeitura de SP / VAI 2018 / </text:span><text:span text:style-name="T36">ESSE PROJETO É PATROCINADO PELO PROGRAMA PARA A VALORIZAÇÃO DE INICIATIVAS CULTURAIS DO MUNIC</text:span><text:span text:style-name="T37">Í</text:span><text:span text:style-name="T36">PIO DE SÃO PAULO-SP</text:span></text:p>
      <text:p text:style-name="P35"/>
      <text:p text:style-name="P2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2:21:39.594004649</meta:creation-date>
    <dc:date>2019-02-25T19:09:47.286394836</dc:date>
    <meta:editing-duration>PT4H7M2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1146" meta:character-count="7165" meta:non-whitespace-character-count="6055"/>
  </office:meta>
</office:document-meta>
</file>